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7d632" officeooo:paragraph-rsid="00288083"/>
    </style:style>
    <style:style style:name="P7" style:family="paragraph" style:parent-style-name="Table_20_Contents">
      <style:text-properties officeooo:rsid="002b7d05" officeooo:paragraph-rsid="002b7d05"/>
    </style:style>
    <style:style style:name="P8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9" style:family="paragraph" style:parent-style-name="Table_20_Contents">
      <style:text-properties fo:font-size="12pt" officeooo:rsid="0060134b" officeooo:paragraph-rsid="0060134b" fo:background-color="transparent" style:font-size-asian="12pt" style:font-size-complex="12pt"/>
    </style:style>
    <style:style style:name="P10" style:family="paragraph" style:parent-style-name="Table_20_Contents">
      <style:text-properties officeooo:rsid="00256775" officeooo:paragraph-rsid="00256775"/>
    </style:style>
    <style:style style:name="P11" style:family="paragraph" style:parent-style-name="Table_20_Contents">
      <style:text-properties officeooo:rsid="003dc188" officeooo:paragraph-rsid="003dc188"/>
    </style:style>
    <style:style style:name="P12" style:family="paragraph" style:parent-style-name="Table_20_Contents">
      <style:text-properties officeooo:rsid="0046dfe7" officeooo:paragraph-rsid="0046dfe7"/>
    </style:style>
    <style:style style:name="P13" style:family="paragraph" style:parent-style-name="Table_20_Contents">
      <style:text-properties officeooo:rsid="002ee334" officeooo:paragraph-rsid="0046dfe7"/>
    </style:style>
    <style:style style:name="P14" style:family="paragraph" style:parent-style-name="Table_20_Contents">
      <style:text-properties officeooo:rsid="0050ca13" officeooo:paragraph-rsid="0050ca13"/>
    </style:style>
    <style:style style:name="P15" style:family="paragraph" style:parent-style-name="Table_20_Contents">
      <style:text-properties officeooo:rsid="0052184c" officeooo:paragraph-rsid="0052184c"/>
    </style:style>
    <style:style style:name="P16" style:family="paragraph" style:parent-style-name="Table_20_Contents">
      <style:text-properties officeooo:rsid="00574566" officeooo:paragraph-rsid="00574566"/>
    </style:style>
    <style:style style:name="P17" style:family="paragraph" style:parent-style-name="Table_20_Contents">
      <style:text-properties officeooo:rsid="005c84e1" officeooo:paragraph-rsid="005c84e1"/>
    </style:style>
    <style:style style:name="P18" style:family="paragraph" style:parent-style-name="Table_20_Contents">
      <style:text-properties officeooo:rsid="005cac2f" officeooo:paragraph-rsid="005cac2f"/>
    </style:style>
    <style:style style:name="P19" style:family="paragraph" style:parent-style-name="Table_20_Contents">
      <style:text-properties officeooo:rsid="005d6a9c" officeooo:paragraph-rsid="005d6a9c"/>
    </style:style>
    <style:style style:name="P20" style:family="paragraph" style:parent-style-name="Table_20_Contents">
      <style:text-properties officeooo:rsid="005e0eed" officeooo:paragraph-rsid="005e0eed"/>
    </style:style>
    <style:style style:name="P21" style:family="paragraph" style:parent-style-name="Table_20_Contents">
      <style:text-properties officeooo:rsid="005eaa0a" officeooo:paragraph-rsid="005eaa0a"/>
    </style:style>
    <style:style style:name="P22" style:family="paragraph" style:parent-style-name="Table_20_Contents">
      <style:text-properties officeooo:rsid="00637e3c" officeooo:paragraph-rsid="00637e3c"/>
    </style:style>
    <style:style style:name="P23" style:family="paragraph" style:parent-style-name="Table_20_Contents">
      <style:text-properties officeooo:rsid="006566cd" officeooo:paragraph-rsid="006566cd"/>
    </style:style>
    <style:style style:name="P24" style:family="paragraph" style:parent-style-name="Table_20_Contents">
      <style:text-properties officeooo:rsid="00684167" officeooo:paragraph-rsid="00684167"/>
    </style:style>
    <style:style style:name="P25" style:family="paragraph" style:parent-style-name="Table_20_Contents">
      <style:text-properties officeooo:rsid="0069717e" officeooo:paragraph-rsid="0069717e"/>
    </style:style>
    <style:style style:name="P26" style:family="paragraph" style:parent-style-name="Table_20_Contents">
      <style:text-properties officeooo:rsid="006babd4" officeooo:paragraph-rsid="006babd4"/>
    </style:style>
    <style:style style:name="P27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cdd0b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cdd0b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05c84e1" officeooo:paragraph-rsid="005c84e1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b3285" officeooo:paragraph-rsid="004cdd0b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505206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505206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cdd0b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50520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6c3ae4" officeooo:paragraph-rsid="006c3ae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6d056a" officeooo:paragraph-rsid="006d056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text-properties fo:font-size="12pt" fo:font-style="normal" fo:font-weight="normal" officeooo:rsid="006c3ae4" officeooo:paragraph-rsid="006c3ae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text-properties fo:font-size="12pt" fo:font-style="normal" fo:font-weight="normal" officeooo:rsid="006d055a" officeooo:paragraph-rsid="006d055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text-properties fo:font-size="12pt" fo:font-style="normal" fo:font-weight="normal" officeooo:rsid="006d056a" officeooo:paragraph-rsid="006d056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text-properties fo:font-size="12pt" fo:font-style="normal" fo:font-weight="normal" officeooo:rsid="006d0e29" officeooo:paragraph-rsid="006d0e29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706dc9" officeooo:paragraph-rsid="00706dc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3544e"/>
    </style:style>
    <style:style style:name="T2" style:family="text">
      <style:text-properties style:font-name="OpenSymbol" officeooo:rsid="006538c4" style:font-name-asian="OpenSymbol" style:font-name-complex="OpenSymbol"/>
    </style:style>
    <style:style style:name="T3" style:family="text">
      <style:text-properties officeooo:rsid="0052184c"/>
    </style:style>
    <style:style style:name="T4" style:family="text">
      <style:text-properties officeooo:rsid="002d3b71"/>
    </style:style>
    <style:style style:name="T5" style:family="text">
      <style:text-properties officeooo:rsid="005c84e1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2184c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c84e1" style:font-style-asian="italic" style:font-weight-asian="normal" style:font-style-complex="italic" style:font-weight-complex="normal"/>
    </style:style>
    <style:style style:name="T10" style:family="text">
      <style:text-properties officeooo:rsid="0024c244"/>
    </style:style>
    <style:style style:name="T11" style:family="text">
      <style:text-properties fo:color="#000000" style:font-name="Liberation Serif1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print-<text:span text:style-name="T5">6</text:span></text:p>
      <text:p text:style-name="P33">Sprint goal</text:p>
      <text:p text:style-name="P28"><text:span text:style-name="T6">Du </text:span><text:span text:style-name="T8">2</text:span><text:span text:style-name="T9">8</text:span><text:span text:style-name="T7">/03</text:span><text:span text:style-name="T6">/2019 au </text:span><text:span text:style-name="T9">04</text:span><text:span text:style-name="T6">/0</text:span><text:span text:style-name="T9">4</text:span><text:span text:style-name="T6">/2019</text:span></text:p>
      <text:p text:style-name="P29">Développer l’originalité de notre projet : une vie artificielle en perpétuelle ré-adaptation.</text:p>
      <text:p text:style-name="P30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11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6"/>
            <text:p text:style-name="P6">En </text:p>
            <text:p text:style-name="P6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8"/>
            <text:p text:style-name="P8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25">1</text:p>
          </table:table-cell>
          <table:table-cell table:style-name="Tableau1.C2" office:value-type="string">
            <text:p text:style-name="P25">2</text:p>
          </table:table-cell>
          <table:table-cell table:style-name="Tableau1.C2" office:value-type="string">
            <text:p text:style-name="P25">3</text:p>
          </table:table-cell>
          <table:table-cell table:style-name="Tableau1.C2" office:value-type="string">
            <text:p text:style-name="P25">4</text:p>
          </table:table-cell>
          <table:table-cell table:style-name="Tableau1.C2" office:value-type="string">
            <text:p text:style-name="P25">5</text:p>
          </table:table-cell>
          <table:table-cell table:style-name="Tableau1.C2" office:value-type="string">
            <text:p text:style-name="P25">6</text:p>
          </table:table-cell>
          <table:table-cell table:style-name="Tableau1.C2" office:value-type="string">
            <text:p text:style-name="P25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8" office:value-type="string">
            <text:p text:style-name="P12">Voir les feux de forêt</text:p>
          </table:table-cell>
          <table:table-cell table:style-name="Tableau1.B3" office:value-type="string">
            <text:p text:style-name="P13">Rendre le feu de forêt propre avec disparition des agents brûlé, et disparition des cases brûlées</text:p>
          </table:table-cell>
          <table:table-cell table:style-name="Tableau1.C3" office:value-type="string">
            <text:p text:style-name="P12">3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0</text:p>
          </table:table-cell>
          <table:table-cell table:style-name="Tableau1.C3" office:value-type="string">
            <text:p text:style-name="P24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24">X</text:p>
          </table:table-cell>
          <table:table-cell table:style-name="Tableau1.M3" office:value-type="string">
            <text:p text:style-name="P14"/>
          </table:table-cell>
        </table:table-row>
        <table:table-row table:style-name="Tableau1.1">
          <table:table-cell table:style-name="Tableau1.A8" office:value-type="string">
            <text:p text:style-name="P12"/>
          </table:table-cell>
          <table:table-cell table:style-name="Tableau1.B3" office:value-type="string">
            <text:p text:style-name="P9">Faire que les végétaux sont contenus et gérés par <text:span text:style-name="T11">CellularAutomataAgents</text:span></text:p>
          </table:table-cell>
          <table:table-cell table:style-name="Tableau1.C3" office:value-type="string">
            <text:p text:style-name="P22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22"/>
          </table:table-cell>
          <table:table-cell table:style-name="Tableau1.L3" office:value-type="string">
            <text:p text:style-name="P24">X</text:p>
          </table:table-cell>
          <table:table-cell table:style-name="Tableau1.M3" office:value-type="string">
            <text:p text:style-name="P14"/>
          </table:table-cell>
        </table:table-row>
        <table:table-row table:style-name="Tableau1.1">
          <table:table-cell table:style-name="Tableau1.A8" office:value-type="string">
            <text:p text:style-name="P18">Voir des prédateurs et des proies</text:p>
          </table:table-cell>
          <table:table-cell table:style-name="Tableau1.B3" office:value-type="string">
            <text:p text:style-name="P18">Implémenter la consommation de végétaux pour les proies</text:p>
          </table:table-cell>
          <table:table-cell table:style-name="Tableau1.C3" office:value-type="string">
            <text:p text:style-name="P18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1</text:p>
          </table:table-cell>
          <table:table-cell table:style-name="Tableau1.C3" office:value-type="string">
            <text:p text:style-name="P24">1</text:p>
          </table:table-cell>
          <table:table-cell table:style-name="Tableau1.C3" office:value-type="string">
            <text:p text:style-name="P24">0</text:p>
          </table:table-cell>
          <table:table-cell table:style-name="Tableau1.J3" office:value-type="string">
            <text:p text:style-name="P18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26">X</text:p>
          </table:table-cell>
          <table:table-cell table:style-name="Tableau1.M3" office:value-type="string">
            <text:p text:style-name="P14"/>
          </table:table-cell>
        </table:table-row>
        <table:table-row table:style-name="Tableau1.1">
          <table:table-cell table:style-name="Tableau1.A8" office:value-type="string">
            <text:p text:style-name="P18"/>
          </table:table-cell>
          <table:table-cell table:style-name="Tableau1.B3" office:value-type="string">
            <text:p text:style-name="P18">Affiner la fonction de recherche d’agent</text:p>
          </table:table-cell>
          <table:table-cell table:style-name="Tableau1.C3" office:value-type="string">
            <text:p text:style-name="P18">2</text:p>
          </table:table-cell>
          <table:table-cell table:style-name="Tableau1.C3" office:value-type="string">
            <text:p text:style-name="P19">0</text:p>
          </table:table-cell>
          <table:table-cell table:style-name="Tableau1.C3" office:value-type="string">
            <text:p text:style-name="P19">0</text:p>
          </table:table-cell>
          <table:table-cell table:style-name="Tableau1.C3" office:value-type="string">
            <text:p text:style-name="P19">0</text:p>
          </table:table-cell>
          <table:table-cell table:style-name="Tableau1.C3" office:value-type="string">
            <text:p text:style-name="P19">0</text:p>
          </table:table-cell>
          <table:table-cell table:style-name="Tableau1.C3" office:value-type="string">
            <text:p text:style-name="P19">0</text:p>
          </table:table-cell>
          <table:table-cell table:style-name="Tableau1.C3" office:value-type="string">
            <text:p text:style-name="P19">0</text:p>
          </table:table-cell>
          <table:table-cell table:style-name="Tableau1.J3" office:value-type="string">
            <text:p text:style-name="P18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19">X</text:p>
          </table:table-cell>
          <table:table-cell table:style-name="Tableau1.M3" office:value-type="string">
            <text:p text:style-name="P14"/>
          </table:table-cell>
        </table:table-row>
        <table:table-row table:style-name="Tableau1.1">
          <table:table-cell table:style-name="Tableau1.A8" office:value-type="string">
            <text:p text:style-name="P18"/>
          </table:table-cell>
          <table:table-cell table:style-name="Tableau1.B3" office:value-type="string">
            <text:p text:style-name="P19">Factoriser cette fonction de recherche à toutes les méthodes l’utilisant</text:p>
          </table:table-cell>
          <table:table-cell table:style-name="Tableau1.C3" office:value-type="string">
            <text:p text:style-name="P19">2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J3" office:value-type="string">
            <text:p text:style-name="P18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20">X</text:p>
          </table:table-cell>
          <table:table-cell table:style-name="Tableau1.M3" office:value-type="string">
            <text:p text:style-name="P14"/>
          </table:table-cell>
        </table:table-row>
        <text:soft-page-break/>
        <table:table-row table:style-name="Tableau1.1">
          <table:table-cell table:style-name="Tableau1.A8" office:value-type="string">
            <text:p text:style-name="P18"/>
          </table:table-cell>
          <table:table-cell table:style-name="Tableau1.B3" office:value-type="string">
            <text:p text:style-name="P21">Implémenter un comportement de fuite pour les proies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0</text:p>
          </table:table-cell>
          <table:table-cell table:style-name="Tableau1.C3" office:value-type="string">
            <text:p text:style-name="P21">0</text:p>
          </table:table-cell>
          <table:table-cell table:style-name="Tableau1.C3" office:value-type="string">
            <text:p text:style-name="P21">0</text:p>
          </table:table-cell>
          <table:table-cell table:style-name="Tableau1.C3" office:value-type="string">
            <text:p text:style-name="P21">0</text:p>
          </table:table-cell>
          <table:table-cell table:style-name="Tableau1.C3" office:value-type="string">
            <text:p text:style-name="P21">0</text:p>
          </table:table-cell>
          <table:table-cell table:style-name="Tableau1.C3" office:value-type="string">
            <text:p text:style-name="P21">0</text:p>
          </table:table-cell>
          <table:table-cell table:style-name="Tableau1.J3" office:value-type="string">
            <text:p text:style-name="P21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23">X</text:p>
          </table:table-cell>
          <table:table-cell table:style-name="Tableau1.M3" office:value-type="string">
            <text:p text:style-name="P14"/>
          </table:table-cell>
        </table:table-row>
        <table:table-row table:style-name="Tableau1.1">
          <table:table-cell table:style-name="Tableau1.A10" office:value-type="string">
            <text:p text:style-name="P12">Voir l’évolution des animaux(Système ADN)</text:p>
          </table:table-cell>
          <table:table-cell table:style-name="Tableau1.B3" office:value-type="string">
            <text:p text:style-name="P17">Déterminer des traits critiques à la survie des animaux</text:p>
            <text:p text:style-name="P17">(exemples : vitesse de course, force physique)</text:p>
          </table:table-cell>
          <table:table-cell table:style-name="Tableau1.C3" office:value-type="string">
            <text:p text:style-name="P17">2</text:p>
          </table:table-cell>
          <table:table-cell table:style-name="Tableau1.C3" office:value-type="string">
            <text:p text:style-name="P24">1</text:p>
          </table:table-cell>
          <table:table-cell table:style-name="Tableau1.C3" office:value-type="string">
            <text:p text:style-name="P24">1</text:p>
          </table:table-cell>
          <table:table-cell table:style-name="Tableau1.C3" office:value-type="string">
            <text:p text:style-name="P24">1</text:p>
          </table:table-cell>
          <table:table-cell table:style-name="Tableau1.C3" office:value-type="string">
            <text:p text:style-name="P24">1</text:p>
          </table:table-cell>
          <table:table-cell table:style-name="Tableau1.C3" office:value-type="string">
            <text:p text:style-name="P24">1</text:p>
          </table:table-cell>
          <table:table-cell table:style-name="Tableau1.C3" office:value-type="string">
            <text:p text:style-name="P24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24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24">X</text:p>
          </table:table-cell>
        </table:table-row>
        <table:table-row table:style-name="Tableau1.1">
          <table:table-cell table:style-name="Tableau1.A10" office:value-type="string">
            <text:p text:style-name="P12"/>
          </table:table-cell>
          <table:table-cell table:style-name="Tableau1.B3" office:value-type="string">
            <text:p text:style-name="P17">Implémenter des contraintes de trait : les animaux ne peuvent pas être super-fort sans que ça aie un coût sur leur nourriture consommée par exemple.</text:p>
          </table:table-cell>
          <table:table-cell table:style-name="Tableau1.C3" office:value-type="string">
            <text:p text:style-name="P17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0</text:p>
          </table:table-cell>
          <table:table-cell table:style-name="Tableau1.J3" office:value-type="string">
            <text:p text:style-name="P17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24">X</text:p>
          </table:table-cell>
        </table:table-row>
        <table:table-row table:style-name="Tableau1.1">
          <table:table-cell table:style-name="Tableau1.A11" office:value-type="string">
            <text:p text:style-name="P12"/>
          </table:table-cell>
          <table:table-cell table:style-name="Tableau1.B3" office:value-type="string">
            <text:p text:style-name="P17">Implémenter la méiose : un système de probabilité de fréquence et d’amplitude des mutations génétiques lors de la reproduction</text:p>
          </table:table-cell>
          <table:table-cell table:style-name="Tableau1.C3" office:value-type="string">
            <text:p text:style-name="P17">3</text:p>
          </table:table-cell>
          <table:table-cell table:style-name="Tableau1.C3" office:value-type="string">
            <text:p text:style-name="P24">3</text:p>
          </table:table-cell>
          <table:table-cell table:style-name="Tableau1.C3" office:value-type="string">
            <text:p text:style-name="P24">3</text:p>
          </table:table-cell>
          <table:table-cell table:style-name="Tableau1.C3" office:value-type="string">
            <text:p text:style-name="P24">3</text:p>
          </table:table-cell>
          <table:table-cell table:style-name="Tableau1.C3" office:value-type="string">
            <text:p text:style-name="P24">3</text:p>
          </table:table-cell>
          <table:table-cell table:style-name="Tableau1.C3" office:value-type="string">
            <text:p text:style-name="P24">3</text:p>
          </table:table-cell>
          <table:table-cell table:style-name="Tableau1.C3" office:value-type="string">
            <text:p text:style-name="P24">0</text:p>
          </table:table-cell>
          <table:table-cell table:style-name="Tableau1.J3" office:value-type="string">
            <text:p text:style-name="P17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24">X</text:p>
          </table:table-cell>
        </table:table-row>
        <table:table-row table:style-name="Tableau1.1">
          <table:table-cell table:style-name="Tableau1.A12" office:value-type="string">
            <text:p text:style-name="P12"/>
          </table:table-cell>
          <table:table-cell table:style-name="Tableau1.B3" office:value-type="string">
            <text:p text:style-name="P17">Tester et affiner</text:p>
          </table:table-cell>
          <table:table-cell table:style-name="Tableau1.C3" office:value-type="string">
            <text:p text:style-name="P17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4">2</text:p>
          </table:table-cell>
          <table:table-cell table:style-name="Tableau1.C3" office:value-type="string">
            <text:p text:style-name="P25">0</text:p>
          </table:table-cell>
          <table:table-cell table:style-name="Tableau1.J3" office:value-type="string">
            <text:p text:style-name="P17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24"/>
          </table:table-cell>
          <table:table-cell table:style-name="Tableau1.M3" office:value-type="string">
            <text:p text:style-name="P24">X</text:p>
          </table:table-cell>
        </table:table-row>
      </table:table>
      <text:p text:style-name="P31"/>
      <text:p text:style-name="P31">Burn-down chart</text:p>
      <text:p text:style-name="P31"/>
      <text:p text:style-name="P31"><draw:frame draw:style-name="fr1" draw:name="Objet1" text:anchor-type="paragraph" svg:width="15.162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2">Sprint <text:span text:style-name="T10">review</text:span></text:p>
      <text:p text:style-name="P35">Ajout des fonctionnalités suivantes :</text:p>
      <text:list xml:id="list1433979121812050391" text:style-name="L1">
        <text:list-item>
          <text:p text:style-name="P37">Les proies se nourrissent d’herbes ( exclusivement ) et entraînent leur disparition ;</text:p>
        </text:list-item>
        <text:list-item>
          <text:p text:style-name="P37">Les végétaux ( arbres et herbes ) sont gérés à la manière d’un automate cellulaire :</text:p>
          <text:list>
            <text:list-item>
              <text:p text:style-name="P37">Lorsque la case courante contient de la lave, le végétal s’enflamme ;</text:p>
            </text:list-item>
            <text:list-item>
              <text:p text:style-name="P37">Lorsqu’un végétal brûle, il perd des points de vie, qui lorsqu’ils sont à 0, entraînent la mise du végétal à l’état « brûlé » ;</text:p>
            </text:list-item>
            <text:list-item>
              <text:p text:style-name="P37">Lorsqu’un végétal brûle, si il y a un animal sur une case adjacente ( voisinage de Moore ), le met à l’état « brûle » ;</text:p>
            </text:list-item>
            <text:list-item>
              <text:p text:style-name="P37">Un végétal brûlé apparaît en noir, il a une probabilité de se mettre en mode « mort » ;</text:p>
            </text:list-item>
            <text:list-item>
              <text:p text:style-name="P37">Un végétal mort est supprimé par la structure d’automate cellulaire le contenant ;</text:p>
            </text:list-item>
            <text:list-item>
              <text:p text:style-name="P37">Un végétal vivant a une faible probabilité de devenir un arbre ;</text:p>
            </text:list-item>
            <text:list-item>
              <text:p text:style-name="P37">Un végétal vivant a une probabilité de s’enflammer si un végétal adjacent brûle ;</text:p>
            </text:list-item>
            <text:list-item>
              <text:p text:style-name="P38">Une herbe vivante a une probabilité de générer une herbe sur une case adjacente.</text:p>
            </text:list-item>
          </text:list>
        </text:list-item>
        <text:list-item>
          <text:p text:style-name="P39">Les animaux peuvent brûler ;</text:p>
        </text:list-item>
        <text:list-item>
          <text:p text:style-name="P39">Les animaux perdent des points de vie à chaque itération lorsqu’ils brûlent ;</text:p>
        </text:list-item>
        <text:list-item>
          <text:p text:style-name="P40">Lorsque les prédateurs prennent en chasse une proie, celles-ci le remarquent et fuient.</text:p>
        </text:list-item>
      </text:list>
      <text:p text:style-name="P36"/>
      <text:p text:style-name="P34"/>
      <text:p text:style-name="P32">Sprint <text:span text:style-name="T10">retrospective</text:span></text:p>
      <text:p text:style-name="P41">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style:font-name="OpenSymbol" officeooo:rsid="006538c4" style:font-name-asian="OpenSymbol" style:font-name-complex="OpenSymbol"/>
    </style:style>
    <style:style style:name="MT3" style:family="text">
      <style:text-properties officeooo:rsid="0052184c"/>
    </style:style>
    <style:style style:name="MT4" style:family="text">
      <style:text-properties officeooo:rsid="002d3b71"/>
    </style:style>
    <style:style style:name="MT5" style:family="text">
      <style:text-properties officeooo:rsid="005c84e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</text:span><text:span text:style-name="MT3"> 28</text:span>/0<text:span text:style-name="MT4">3</text:span>/2019</text:p>
          <text:p text:style-name="MP4"><text:span text:style-name="MT5">04</text:span>/0<text:span text:style-name="MT5">4</text:span>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4-04T12:20:22.157205057</dc:date>
    <meta:editing-duration>PT8H42M16S</meta:editing-duration>
    <meta:editing-cycles>79</meta:editing-cycles>
    <dc:creator>ROSE </dc:creator>
    <meta:document-statistic meta:table-count="1" meta:image-count="0" meta:object-count="1" meta:page-count="3" meta:paragraph-count="136" meta:word-count="484" meta:character-count="2402" meta:non-whitespace-character-count="20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8.999cm" xlink:href="." xlink:type="simple" chart:class="chart:line" chart:style-name="ch1">
        <chart:title svg:x="4.733cm" svg:y="0.315cm" chart:style-name="ch2">
          <text:p>Burn down chart du Sprint-6</text:p>
        </chart:title>
        <chart:subtitle svg:x="5.434cm" svg:y="1.273cm" chart:style-name="ch3">
          <text:p>28/03/2019 - 04/04/2019</text:p>
        </chart:subtitle>
        <chart:legend chart:legend-position="end" svg:x="10.299cm" svg:y="3.951cm" style:legend-expansion="high" chart:style-name="ch4"/>
        <chart:plot-area chart:style-name="ch5" chart:data-source-has-labels="both" svg:x="1.314cm" svg:y="2.135cm" svg:width="8.682cm" svg:height="6.685cm">
          <chartooo:coordinate-region svg:x="2.412cm" svg:y="2.334cm" svg:width="7.106cm" svg:height="5.839cm"/>
          <chart:axis chart:dimension="x" chart:name="primary-x" chart:style-name="ch6" chartooo:axis-type="auto">
            <chartooo:date-scale/>
            <chart:categories table:cell-range-address="local-table.$A$2:.$A$8"/>
          </chart:axis>
          <chart:axis chart:dimension="y" chart:name="primary-y" chart:style-name="ch7">
            <chart:title svg:x="0.451cm" svg:y="7.479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</table:table-cell>
              <table:table-cell office:value-type="string">
                <text:p>Burn down chart (réel)</text:p>
              </table:table-cell>
            </table:table-row>
          </table:table-header-rows>
          <table:table-rows>
            <table:table-row>
              <table:table-cell office:value-type="string">
                <text:p>Jour 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